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<text:bookmark-start text:name="education"/>Education<text:bookmark-end text:name="education"/></text:h>
      <text:p text:style-name="First_20_paragraph">2009 - 2013: Jerusalem College of Technology Machon Lev - <text:span text:style-name="T1">B.Sc. in Telecommunications Engineering</text:span>, <text:span text:style-name="T2">with honors, average 92.39</text:span></text:p>
      <text:p text:style-name="Text_20_body">2009: Lucien De Hirsch, Paris - <text:span text:style-name="T1">Scientific Baccalaureate</text:span>, <text:span text:style-name="T2">Specialty: mathematics</text:span></text:p>
      <text:h text:style-name="Heading_20_2" text:outline-level="2"><text:bookmark-start text:name="experience"/>Experience<text:bookmark-end text:name="experience"/></text:h>
      <text:p text:style-name="First_20_paragraph">April 2019 - present: <text:span text:style-name="T1">SDE at Amazon, Alexa Shopping</text:span></text:p>
      <text:list text:style-name="L1">
        <text:list-item>
          <text:p text:style-name="P1">Java programmer</text:p>
        </text:list-item>
      </text:list>
      <text:p text:style-name="First_20_paragraph">June 2015 - March 2019: <text:span text:style-name="T1">Military service in Israeli Air Force, Ofek unit</text:span></text:p>
      <text:list text:style-name="L2">
        <text:list-item>
          <text:p text:style-name="P2">Java programmer, with permanent on-call responsibility for the core of mission-critical systems</text:p>
        </text:list-item>
        <text:list-item>
          <text:p text:style-name="P2">Developed major parts of new services on modern technologies, including architecture and business logic</text:p>
        </text:list-item>
        <text:list-item>
          <text:p text:style-name="P2">Led the containerization and orchestration of core services, and the modernization of build and CI processes</text:p>
        </text:list-item>
        <text:list-item>
          <text:p text:style-name="P2">Was heavily involved in a massive migration between application server platforms across the clusters’ services</text:p>
        </text:list-item>
        <text:list-item>
          <text:p text:style-name="P2">Investigated and resolved dozens of performance- and reliability-related events</text:p>
        </text:list-item>
        <text:list-item>
          <text:p text:style-name="P2">Completion of officer training, reached the rank of captain</text:p>
        </text:list-item>
      </text:list>
      <text:p text:style-name="First_20_paragraph">April. 2014 - June 2015: <text:span text:style-name="T1">Military service in Israeli C4I Corps</text:span></text:p>
      <text:list text:style-name="L3">
        <text:list-item>
          <text:p text:style-name="P3">CTO &amp; Chief Engineer branch: researcher and prototype maker with embedded circuits and C#.NET</text:p>
        </text:list-item>
        <text:list-item>
          <text:p text:style-name="P3">Matspen unit: SAP ERP BI/BW and full-stack+D3.js web reports developer</text:p>
        </text:list-item>
      </text:list>
      <text:h text:style-name="Heading_20_2" text:outline-level="2"><text:bookmark-start text:name="honors-publications-and-certifications"/>Honors, publications and certifications<text:bookmark-end text:name="honors-publications-and-certifications"/></text:h>
      <text:list text:style-name="L4">
        <text:list-item>
          <text:p text:style-name="P4"><text:span text:style-name="T1">2012 and 2013 excellence scholarships</text:span> from the Jerusalem College of Technology.</text:p>
        </text:list-item>
        <text:list-item>
          <text:p text:style-name="P4"><text:span text:style-name="T1">Psychometric Test score: 724/800</text:span> according to the standard weighting, 741/800 according to the quantitative reasoning weighting.</text:p>
        </text:list-item>
        <text:list-item>
          <text:p text:style-name="P4">2019 Lt. Col.’s unit distinction for excellence.</text:p>
        </text:list-item>
        <text:list-item>
          <text:p text:style-name="P4">[Patent] Mirsky Yisroel, Fedidat Benjamin, Hadded Yoram. “A harmonic based encryption and decryption system for waveform signals.” Patent WO2015097312A1, 26 Dec. 2013.</text:p>
        </text:list-item>
        <text:list-item>
          <text:p text:style-name="P4">CCNA (Cisco Certified Network Associate) Certification, grade 893/1000.</text:p>
        </text:list-item>
      </text:list>
      <text:h text:style-name="Heading_20_2" text:outline-level="2"><text:bookmark-start text:name="technology-skills"/>Technology Skills<text:bookmark-end text:name="technology-skills"/></text:h>
      <text:p text:style-name="First_20_paragraph"><text:span text:style-name="T1">Programming languages</text:span>:</text:p>
      <text:list text:style-name="L5">
        <text:list-item>
          <text:p text:style-name="P5">Professional level: Java w/ Spring Boot, Tomcat, JPA</text:p>
        </text:list-item>
        <text:list-item>
          <text:p text:style-name="P5">Current knowledge: Python, Bash, JavaScript/Node/Typescript, PL/SQL, Golang</text:p>
        </text:list-item>
        <text:list-item>
          <text:p text:style-name="P5">Previous experience: C/C++, C#.NET, Kotlin, PHP</text:p>
        </text:list-item>
      </text:list>
      <text:p text:style-name="First_20_paragraph"><text:span text:style-name="T1">Tools</text:span>:</text:p>
      <text:list text:style-name="L6">
        <text:list-item>
          <text:p text:style-name="P6"><text:span text:style-name="T2">IDEs</text:span>: Eclipse, IntelliJ IDEA, Visual Studio, Visual Studio Code</text:p>
        </text:list-item>
        <text:list-item>
          <text:p text:style-name="P6"><text:span text:style-name="T2">Development tools</text:span>: git, Gradle, Maven, Ivy, Ant, Jenkins CI, Docker, Atlassian Bamboo, Red Hat Openshift, ELK stack</text:p>
        </text:list-item>
        <text:list-item>
          <text:p text:style-name="P6"><text:span text:style-name="T2">Other tools</text:span>: Office programs (Microsoft Excel, Powerpoint, Work, Visio, VBA Macros), MATLAB, Wireshark, JUnit</text:p>
        </text:list-item>
      </text:list>
      <text:p text:style-name="First_20_paragraph"><text:span text:style-name="T1">Skills and knowledge</text:span>:</text:p>
      <text:list text:style-name="L7">
        <text:list-item>
          <text:p text:style-name="P7"><text:span text:style-name="T2">Development</text:span>: engineering processes and terminology, web development (client- and server-side), RESTful web microservices, data structures and algorithms, electronics, statistics</text:p>
        </text:list-item>
        <text:list-item>
          <text:p text:style-name="P7"><text:span text:style-name="T2">Networking</text:span>: TCP-IP protocol stack, LAN/WANs, network security and management, cryptography, cellular networks</text:p>
        </text:list-item>
        <text:list-item>
          <text:p text:style-name="P7"><text:span text:style-name="T2">Systems</text:span>: experience with GNU/Linux and Windows operating systems, CI/CD, scripting, automation</text:p>
        </text:list-item>
      </text:list>
      <text:h text:style-name="Heading_20_2" text:outline-level="2"><text:bookmark-start text:name="languages"/>Languages<text:bookmark-end text:name="languages"/></text:h>
      <text:p text:style-name="First_20_paragraph">English: fluent (IELTS band 8.5/9)<text:line-break/>Hebrew: fluent<text:line-break/>French: mother tongue (TEF Level C2)</text:p>
      <text:h text:style-name="Heading_20_2" text:outline-level="2"><text:bookmark-start text:name="project-management-in-the-frame-of-studies"/>Project management (in the frame of studies)<text:bookmark-end text:name="project-management-in-the-frame-of-studies"/></text:h>
      <text:list text:style-name="L8">
        <text:list-item>
          <text:p text:style-name="P8"><text:span text:style-name="T1">Graduation project</text:span>: a physical-layer and unconditionally secure cryptosystem based on the one-time pad, which also implements stenography, including a prototype running on Arduino Due boards. Patented and sold. Grade: <text:span text:style-name="T1">99/100</text:span>.</text:p>
        </text:list-item>
        <text:list-item>
          <text:p text:style-name="P8">Project in Windows Systems Programming (C#.NET, WCF, WPF, ASP.NET). Grade: 100.</text:p>
        </text:list-item>
        <text:list-item>
          <text:p text:style-name="P8">Project in File Management Systems (layered architecture, Windows Forms, Managed C++). Grade: 100.</text:p>
        </text:list-item>
        <text:list-item>
          <text:p text:style-name="P8">Project in Java (MVC, JPA/Derby, Swing GUI, Webservices, C# Client, JSP). Grade: 100.</text:p>
        </text:list-item>
        <text:list-item>
          <text:p text:style-name="P8">Project in Database Systems (ERD/DSD, Oracle DB, SQL, PL/SQL, ASP.NET GUI). Grade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  <dc:creator/>
    <meta:user-defined meta_name="dir" meta-value-type="string">ltr</meta:user-defined>
    <meta:user-defined meta_name="fontsize" meta-value-type="string">20pt</meta:user-defined>
  </office:meta>
</office:document-meta>
</file>